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list-style-name="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0pt" style:font-name-asian="Times New Roman1" style:font-size-asian="10pt" style:font-name-complex="Times New Roman1" style:font-size-complex="10pt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list-style-name="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">
      <style:paragraph-properties fo:margin-left="1.27cm" fo:margin-right="0cm" fo:line-height="200%" fo:text-indent="-1.27cm" style:auto-text-indent="false" style:text-autospace="none">
        <style:tab-stops/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-asian="Times New Roman1"/>
    </style:style>
    <style:style style:name="T6" style:family="text">
      <style:text-properties style:font-size-asian="12pt"/>
    </style:style>
    <style:style style:name="T7" style:family="text">
      <style:text-properties style:font-name-complex="Times New Roman1"/>
    </style:style>
    <style:style style:name="T8" style:family="text">
      <style:text-properties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0000" fo:font-size="8pt" style:font-size-asian="8pt" style:font-size-complex="8pt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reference-mark-start text:name="ZOTERO_ITEM {&quot;sort&quot;:true,&quot;citationItems&quot;:[{&quot;uri&quot;:[&quot;http://zotero.org/users/29527/items/H8MTFK4U&quot;]}]} RND1mgoh2IwU3"/><text:span text:style-name="T2">(Tarde, 1895)</text:span><text:reference-mark-end text:name="ZOTERO_ITEM {&quot;sort&quot;:true,&quot;citationItems&quot;:[{&quot;uri&quot;:[&quot;http://zotero.org/users/29527/items/H8MTFK4U&quot;]}]} RND1mgoh2IwU3"/></text:p>
      <text:section text:style-name="Sect1" text:name="ZOTERO_BIBL  RNDSMbHg6hlAW">
        <text:p text:style-name="P9">Tarde, G. (1895). <text:span text:style-name="T9">Les lois de l'imitation: Étude sociologique</text:span><text:span text:style-name="T10"> (2nd ed.). Retrieved from http://openlibrary.org/b/OL23311522M/lois_de_l%27imitation</text:span></text:p>
      </text:section>
      <text:p text:style-name="P4">Numbers in brackets are from the online facsimile. The others are from my pdfs.</text:p>
      <text:p text:style-name="P2"/>
      <text:p text:style-name="P2">Rien de plus</text:p>
      <text:p text:style-name="P2">instructif en général que les tableaux chronologiques des statisticiens, où, année par</text:p>
      <text:p text:style-name="P2">année, ils nous révèlent la hausse ou la baisse croissante d'une consommation ou</text:p>
      <text:p text:style-name="P2">d'une production spéciale, d'une opinion politique particulière traduite en bulletins de</text:p>
      <text:p text:style-name="P2">vote, d'un besoin de sécurité déterminée exprimé en primes d'assurances contre</text:p>
      <text:p text:style-name="P2">l'incendie, ou en livrets de caisse d'épargne, etc., c'est-à-dire au fond, toujours, les</text:p>
      <text:p text:style-name="P2">destinées d'une croyance ou d'un désir importés et copiés. Chacun de ces tableaux, ou</text:p>
      <text:p text:style-name="P2">mieux chacune des courbes graphiques qui les représente, est une monographie</text:p>
      <text:p text:style-name="P2">historique en quelque sorte. Et leur ensemble est la meilleure histoire qu'on puisse</text:p>
      <text:p text:style-name="P2">narrer. Les tableaux synchroniques présentant des comparaisons de pays à pays, de</text:p>
      <text:p text:style-name="P5"><text:span text:style-name="T2">province à province, offrent d'ordinaire beaucoup moins d'intérêt. 84 (114)</text:span></text:p>
      <text:p text:style-name="P5"><text:span text:style-name="T2"/></text:p>
      <text:p text:style-name="P8">Mais pour rendre</text:p>
      <text:p text:style-name="P7">tous les services qu'on attend d'elle, pour répondre victorieusement aux critiques</text:p>
      <text:p text:style-name="P7">ironiques dont elle est l'objet, il faut que la statistique, comme l'archéologie, ait</text:p>
      <text:p text:style-name="P7">conscience à la fois de sa vraie utilité et de son insuffisance réelle, qu'elle sache où</text:p>
      <text:p text:style-name="P7">elle va, où elle doit aller, et ne s'abuse pas sur le danger des chemins qui la mènent à</text:p>
      <text:p text:style-name="P7">son but. Elle-même n'est qu'un pis-aller. Une statistique psychologique, notant les</text:p>
      <text:p text:style-name="P7">accroissements et les décroissements individuels des croyances spéciales, des besoins</text:p>
      <text:p text:style-name="P7">spéciaux, créés originairement par un novateur, donnerait seule, si elle était pratiquement</text:p>
      <text:p text:style-name="P6"><text:span text:style-name="T4">possible, la raison profonde des chiffres fournis par la statistique ordinaire </text:span><text:span text:style-name="T11">1</text:span><text:span text:style-name="T4">.</text:span></text:p>
      <text:p text:style-name="P7">Celle-ci ne pèse point, elle compte seulement, et ne compte que des actes, achats,</text:p>
      <text:p text:style-name="P7">ventes, fabrications, consommations, crimes, procès, etc. Mais ce n'est qu'à partir d'un</text:p>
      <text:p text:style-name="P7">certain degré d'intensité qu'un désir grandissant devient un acte, ou qu'un désir</text:p>
      <text:p text:style-name="P7">déclinant démasque tout à coup et laisse agir un désir contraire tenu en échec jusquelà.</text:p>
      <text:p text:style-name="P7">J'en dirai autant d'une croyance. Il importe beaucoup, en parcourant les ouvrages</text:p>
      <text:p text:style-name="P7">des statisticiens, de ne pas oublier qu'au fond les choses à mesurer statistiquement</text:p>
      <text:p text:style-name="P7">sont des qualités internes, des croyances et des désirs, et que bien souvent, à nombre</text:p>
      <text:p text:style-name="P7">égal, les actes chiffrés par eux expriment des poids très différents de ces choses. À</text:p>
      <text:p text:style-name="P7">certaines époques de notre siècle, le nombre des entrées dans les églises est resté le</text:p>
      <text:p text:style-name="P7">même pendant que la foi religieuse allait s'affaiblissant; et il peut arriver que,</text:p>
      <text:p text:style-name="P7">lorsqu'un gouvernement est frappé dans son prestige, l'affection de ses adhérents soit</text:p>
      <text:p text:style-name="P7">à moitié détruite, quoique leur chiffre ait à peine décru, comme on le voit par les</text:p>
      <text:p text:style-name="P7">scrutins à la veille même d'un effondrement subit : d'où une cause d'illusion pour ceux</text:p>
      <text:p text:style-name="P5"><text:span text:style-name="T13">que les statistiques électorales rassureraient ou décourageraient plus que de raison. 85 (115)</text:span></text:p>
      <text:p text:style-name="P5"><text:span text:style-name="T13"/></text:p>
      <text:p text:style-name="P3"><text:span text:style-name="T12">En d'autres termes, il s'agit, pour la statistique sociologique : 1er de déterminer la</text:span></text:p>
      <text:p text:style-name="P2">puissance imitative propre à chaque invention, dans un temps et un pays donnés ;</text:p>
      <text:p text:style-name="P2">2ième de montrer les effets favorables ou nuisibles produits par l'imitation de chacune</text:p>
      <text:p text:style-name="P2">d'elles, et, par suite, d'influer chez ceux qui auront connaissance de ces résultats</text:p>
      <text:p text:style-name="P2">numériques, sur le penchant qu'ils auraient à suivre ou à ne pas suivre tels ou tels</text:p>
      <text:p text:style-name="P2">exemples. En définitive, constater ou influencer des imitations, voilà tout l'objet des</text:p>
      <text:p text:style-name="P5"><text:span text:style-name="T2">recherches de ce genre.</text:span><text:span text:style-name="T13"> 88</text:span></text:p>
      <text:p text:style-name="P5"><text:span text:style-name="T13"/></text:p>
      <text:p text:style-name="P3"><text:span text:style-name="T12">La statistique de l'industrie et du commerce est donc le fondement</text:span></text:p>
      <text:p text:style-name="P2"><text:soft-page-break/>principal de toutes les autres. Ce qui vaudrait mieux encore, si la chose était praticable,</text:p>
      <text:p text:style-name="P2">ce serait l'application, sur une plus large échelle, aux vivants, de la méthode</text:p>
      <text:p text:style-name="P2">d'investigation que l'archéologie se permet à l'égard des morts : je veux dire</text:p>
      <text:p text:style-name="P2">l'inventaire précis et complet, maison par maison, de tout le mobilier d'un pays et des</text:p>
      <text:p text:style-name="P5"><text:span text:style-name="T2">variations numériques de chaque espèce de meuble année par année.</text:span><text:span text:style-name="T13"> 89</text:span></text:p>
      <text:p text:style-name="P5"><text:span text:style-name="T13"/></text:p>
      <text:p text:style-name="P3"><text:span text:style-name="T12">Le champ de la statistique sociologique étant nettement circonscrit, les courbes</text:span></text:p>
      <text:p text:style-name="P2">graphiques relatives à la propagation, c'est-à-dire aussi bien à la consolidation de</text:p>
      <text:p text:style-name="P2">chaque besoin spécial, de chaque opinion spéciale, pendant un certain nombre</text:p>
      <text:p text:style-name="P2">d'années et dans une certaine étendue de pays, étant clairement tracées, il reste à</text:p>
      <text:p text:style-name="P2">interpréter ces courbes hiéroglyphiques, parfois pittoresques et bizarres comme le</text:p>
      <text:p text:style-name="P5"><text:span text:style-name="T2">profil des monts, plus souvent sinueuses et gracieuses comme les formes de la vie.</text:span><text:span text:style-name="T13"> 90</text:span></text:p>
      <text:p text:style-name="P5"><text:span text:style-name="T13"/></text:p>
      <text:p text:style-name="P1"><text:span text:style-name="T14">Le défaut de communication joue, en </text:span><text:span text:style-name="T15">physique sociale, </text:span><text:span text:style-name="T14">le même rôle que le</text:span></text:p>
      <text:p text:style-name="P5"><text:span text:style-name="T2">défaut d'élasticité en physique. L'un nuit à l'imitation autant que l'autre à l'ondulation.</text:span><text:span text:style-name="T13"> 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bm </meta:initial-creator>
    <meta:creation-date>2010-02-22T09:31:32.76</meta:creation-date>
    <dc:date>2010-02-22T11:25:22.49</dc:date>
    <dc:creator>abm </dc:creator>
    <meta:editing-duration>PT01H43M26S</meta:editing-duration>
    <meta:editing-cycles>4</meta:editing-cycles>
    <meta:generator>OpenOffice.org/3.1$Win32 OpenOffice.org_project/310m11$Build-9399</meta:generator>
    <meta:document-statistic meta:table-count="0" meta:image-count="0" meta:object-count="0" meta:page-count="2" meta:paragraph-count="58" meta:word-count="717" meta:character-count="4623"/>
    <meta:user-defined meta:name="Info 1"/>
    <meta:user-defined meta:name="Info 2"/>
    <meta:user-defined meta:name="Info 3"/>
    <meta:user-defined meta:name="Info 4"/>
    <meta:user-defined meta:name="ZOTERO_PREF_1">&lt;data&gt;&lt;session id="cA28c1yX"/&gt;&lt;style id="http://www.zotero.org/styles/apa" hasBibliography="0"/&gt;&lt;prefs&gt;&lt;pref name="fieldType" value="ReferenceMark"/&gt;&lt;pref name="noteType" value="0"/&gt;&lt;/prefs&gt;&lt;/data&gt;</meta:user-defined>
  </office:meta>
</office:document-meta>
</file>